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6.75mm" svg:height="127.54mm" svg:x="348.89mm" svg:y="134.9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26.22mm" svg:height="127.25mm" svg:x="118.93mm" svg:y="134.55mm">
            <draw:object xlink:href="./Object 2" xlink:type="simple" xlink:show="embed" xlink:actuate="onLoad">
              <loext:p text:style-name="P2">2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5.35mm" svg:height="126.76mm" svg:x="119.06mm" svg:y="265.67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6.05mm" svg:height="127.15mm" svg:x="348.75mm" svg:y="265.06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 table:number-rows-repeated="88">
          <table:table-cell table:number-columns-repeated="1024"/>
        </table:table-row>
        <table:table-row table:style-name="ro1">
          <table:table-cell office:value-type="string" calcext:value-type="string">
            <text:p>Custo</text:p>
          </table:table-cell>
          <table:table-cell table:number-columns-repeated="1023"/>
        </table:table-row>
        <table:table-row table:style-name="ro1">
          <table:table-cell office:value-type="float" office:value="0.591836734693878" calcext:value-type="float">
            <text:p>0,591836734693878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1.07272727272727" calcext:value-type="float">
            <text:p>1,07272727272727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0.690265486725664" calcext:value-type="float">
            <text:p>0,690265486725664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0.5703125" calcext:value-type="float">
            <text:p>0,5703125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0.699300699300699" calcext:value-type="float">
            <text:p>0,699300699300699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22:06:05.33411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4:07:33.249916162</meta:creation-date>
    <dc:date>2018-05-27T22:06:09.040609227</dc:date>
    <meta:editing-duration>PT1H13M7S</meta:editing-duration>
    <meta:editing-cycles>10</meta:editing-cycles>
    <meta:generator>LibreOffice/6.0.3.2$Linux_X86_64 LibreOffice_project/00m0$Build-2</meta:generator>
    <meta:document-statistic meta:table-count="1" meta:cell-count="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76cm" svg:height="12.755cm" xlink:href="." xlink:type="simple" chart:class="chart:line" chart:style-name="ch1">
        <chart:title svg:x="8.291cm" svg:y="0.39cm" chart:style-name="ch2">
          <text:p>Custo de Acesso x  Registros</text:p>
        </chart:title>
        <chart:subtitle svg:x="7.206cm" svg:y="1.346cm" chart:style-name="ch3">
          <text:p>Quantida de acessos individual de cada função</text:p>
        </chart:subtitle>
        <chart:legend chart:legend-position="end" svg:x="19.956cm" svg:y="5.908cm" style:legend-expansion="high" chart:style-name="ch4"/>
        <chart:plot-area chart:style-name="ch5" chart:data-source-has-labels="both" svg:x="1.412cm" svg:y="2.204cm" svg:width="18.091cm" svg:height="9.367cm">
          <chartooo:coordinate-region svg:x="2.033cm" svg:y="2.364cm" svg:width="17.004cm" svg:height="8.639cm"/>
          <chart:axis chart:dimension="x" chart:name="primary-x" chart:style-name="ch6" chartooo:axis-type="text">
            <chart:title svg:x="9.712cm" svg:y="11.826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6">
            <chart:title svg:x="0.451cm" svg:y="8.161cm" chart:style-name="ch9">
              <text:p>Custo de Acesso</text:p>
            </chart:title>
            <chart:grid chart:style-name="ch8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ver</text:p>
              </table:table-cell>
              <table:table-cell office:value-type="string">
                <text:p>Inserir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23cm" svg:height="12.726cm" xlink:href="." xlink:type="simple" chart:class="chart:bar" chart:style-name="ch1">
        <chart:title svg:x="7.391cm" svg:y="0.389cm" chart:style-name="ch2">
          <text:p>Quantidade de ADD e DEL x Registros</text:p>
        </chart:title>
        <chart:legend chart:legend-position="end" svg:x="21.154cm" svg:y="5.894cm" style:legend-expansion="high" chart:style-name="ch3"/>
        <chart:plot-area chart:style-name="ch4" chart:data-source-has-labels="both" svg:x="1.411cm" svg:y="1.344cm" svg:width="19.291cm" svg:height="10.199cm">
          <chartooo:coordinate-region svg:x="2.032cm" svg:y="1.504cm" svg:width="18.67cm" svg:height="9.471cm"/>
          <chart:axis chart:dimension="x" chart:name="primary-x" chart:style-name="ch5" chartooo:axis-type="text">
            <chart:title svg:x="10.311cm" svg:y="11.797cm" chart:style-name="ch6">
              <text:p>Registro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8.445cm" chart:style-name="ch9">
              <text:p>Quantidade de ADD e DEL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bar">
            <chart:data-point chart:style-name="ch11" chart:repeated="5"/>
          </chart:series>
          <chart:series chart:style-name="ch12" chart:values-cell-range-address="local-table.$C$2:.$C$6" chart:label-cell-address="local-table.$C$1" chart:class="chart:bar">
            <chart:data-point chart:repeated="3"/>
            <chart:data-point chart:style-name="ch11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DEL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36cm" svg:height="12.677cm" xlink:href="." xlink:type="simple" chart:class="chart:line" chart:style-name="ch1">
        <chart:title svg:x="9.306cm" svg:y="0.388cm" chart:style-name="ch2">
          <text:p>Tempo x Registros</text:p>
        </chart:title>
        <chart:subtitle svg:x="7.083cm" svg:y="1.342cm" chart:style-name="ch3">
          <text:p>Tempo de execução de cada grupo de registros</text:p>
        </chart:subtitle>
        <chart:legend chart:legend-position="end" svg:x="20.134cm" svg:y="6.078cm" style:legend-expansion="high" chart:style-name="ch4"/>
        <chart:plot-area chart:style-name="ch5" chart:data-source-has-labels="both" svg:x="1.409cm" svg:y="2.198cm" svg:width="18.275cm" svg:height="9.297cm">
          <chartooo:coordinate-region svg:x="2.507cm" svg:y="2.358cm" svg:width="16.897cm" svg:height="8.569cm"/>
          <chart:axis chart:dimension="x" chart:name="primary-x" chart:style-name="ch6" chartooo:axis-type="text">
            <chart:title svg:x="9.801cm" svg:y="11.748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9">
            <chart:title svg:x="0.201cm" svg:y="7.5cm" chart:style-name="ch10">
              <text:p>Tempo ms</text:p>
            </chart:title>
            <chart:grid chart:style-name="ch8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0.00215530395507812">
                <text:p>0.00215530395507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97548484802246">
                <text:p>0.00597548484802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10985946655273">
                <text:p>0.00410985946655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43746757507324">
                <text:p>0.00743746757507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27028465271">
                <text:p>0.0112702846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d3d3d3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06cm" svg:height="12.716cm" xlink:href="." xlink:type="simple" chart:class="chart:line" chart:style-name="ch1">
        <chart:title svg:x="8.772cm" svg:y="0.389cm" chart:style-name="ch2">
          <text:p>Custo Médio x Registros</text:p>
        </chart:title>
        <chart:subtitle svg:x="7.29cm" svg:y="1.344cm" chart:style-name="ch3">
          <text:p>(Total de Acessos / Quantidade de Registros)</text:p>
        </chart:subtitle>
        <chart:legend chart:legend-position="end" svg:x="20.362cm" svg:y="6.098cm" style:legend-expansion="high" chart:style-name="ch4"/>
        <chart:plot-area chart:style-name="ch5" chart:data-source-has-labels="both" svg:x="1.411cm" svg:y="2.201cm" svg:width="18.499cm" svg:height="9.332cm">
          <chartooo:coordinate-region svg:x="2.138cm" svg:y="2.362cm" svg:width="17.492cm" svg:height="8.603cm"/>
          <chart:axis chart:dimension="x" chart:name="primary-x" chart:style-name="ch6" chartooo:axis-type="text">
            <chart:title svg:x="9.915cm" svg:y="11.787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6">
            <chart:title svg:x="0.451cm" svg:y="7.837cm" chart:style-name="ch9">
              <text:p>Custo Médio</text:p>
            </chart:title>
            <chart:grid chart:style-name="ch8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0.591836734693878">
                <text:p>0.591836734693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7272727272727">
                <text:p>1.07272727272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0265486725664">
                <text:p>0.690265486725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9300699300699">
                <text:p>0.6993006993006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